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/>
    <style:font-face style:name="Times New Roman Bold" svg:font-family="'Times New Roman Bold', 12fa54705acfa1c7aa00ccc60010001, 'Times New Roman Bold'"/>
    <style:font-face style:name="宋" svg:font-family="宋"/>
    <style:font-face style:name="黑体" svg:font-family="黑体, 12fa54705acfa1c7aa00ccc60060002, 黑体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071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name-asian="AR PL UMing CN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style:font-name-asian="AR PL UMing CN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officeooo:rsid="00158a0f" officeooo:paragraph-rsid="00158a0f" style:font-name-asian="AR PL UMing CN" style:font-size-asian="12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bold" style:font-name-asian="AR PL UMing CN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officeooo:paragraph-rsid="00158a0f" style:font-name-asian="AR PL UMing CN" style:font-size-asian="12pt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158a0f"/>
    </style:style>
    <style:style style:name="P7" style:family="paragraph" style:parent-style-name="Standard">
      <style:paragraph-properties fo:line-height="150%" fo:text-align="start" style:justify-single-word="false"/>
      <style:text-properties style:font-name="AR PL UMing CN" fo:font-size="12pt" officeooo:paragraph-rsid="00158a0f" style:font-name-asian="AR PL UMing CN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AR PL UMing CN" fo:font-size="12pt" officeooo:paragraph-rsid="002b07e3" style:font-name-asian="AR PL UMing CN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 PL UMing CN" fo:font-size="12pt" officeooo:rsid="00158a0f" officeooo:paragraph-rsid="00158a0f" style:font-name-asian="AR PL UMing CN" style:font-size-asian="12pt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fo:font-weight="normal" officeooo:rsid="00171235" officeooo:paragraph-rsid="00171235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2pt" fo:font-weight="bold" officeooo:rsid="00158a0f" officeooo:paragraph-rsid="001b9270" style:font-name-asian="AR PL UMing CN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" fo:font-size="12pt" officeooo:paragraph-rsid="00171235" style:font-size-asian="12pt" style:font-size-complex="12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" fo:font-weight="normal" officeooo:rsid="00171235" officeooo:paragraph-rsid="00171235" style:font-weight-asian="normal" style:font-weight-complex="normal"/>
    </style:style>
    <style:style style:name="P14" style:family="paragraph" style:parent-style-name="Standard">
      <style:paragraph-properties fo:margin-top="0.0398in" fo:margin-bottom="0.0398in" loext:contextual-spacing="false" fo:line-height="150%" fo:text-align="start" style:justify-single-word="false"/>
      <style:text-properties fo:font-size="12pt" style:font-name-asian="AR PL UMing CN" style:font-size-asian="12pt" style:font-size-complex="12pt"/>
    </style:style>
    <style:style style:name="P15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size="16pt" fo:font-weight="bold" style:font-name-asian="AR PL UMing CN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3165in" fo:margin-bottom="0.3165in" loext:contextual-spacing="false" fo:line-height="150%" fo:text-align="center" style:justify-single-word="false"/>
      <style:text-properties style:font-name="Liberation Serif" fo:font-size="16pt" officeooo:rsid="00246d04" officeooo:paragraph-rsid="00246d04" style:font-name-asian="AR PL UMing CN" style:font-size-asian="16pt" style:font-size-complex="16pt"/>
    </style:style>
    <style:style style:name="P17" style:family="paragraph" style:parent-style-name="Text_20_body">
      <style:paragraph-properties fo:line-height="150%" fo:text-align="start" style:justify-single-word="false"/>
      <style:text-properties officeooo:paragraph-rsid="0017bfc2"/>
    </style:style>
    <style:style style:name="P18" style:family="paragraph" style:parent-style-name="Text_20_body">
      <style:text-properties officeooo:rsid="00199941" officeooo:paragraph-rsid="00199941"/>
    </style:style>
    <style:style style:name="P19" style:family="paragraph" style:parent-style-name="Text_20_body">
      <style:text-properties officeooo:paragraph-rsid="00199941"/>
    </style:style>
    <style:style style:name="P20" style:family="paragraph" style:parent-style-name="Text_20_body">
      <style:paragraph-properties fo:text-align="center" style:justify-single-word="false"/>
      <style:text-properties officeooo:paragraph-rsid="00199941"/>
    </style:style>
    <style:style style:name="P21" style:family="paragraph" style:parent-style-name="Text_20_body">
      <style:text-properties officeooo:paragraph-rsid="001b9270"/>
    </style:style>
    <style:style style:name="P22" style:family="paragraph" style:parent-style-name="Text_20_body">
      <style:text-properties officeooo:rsid="001b9270" officeooo:paragraph-rsid="0028ba93"/>
    </style:style>
    <style:style style:name="P23" style:family="paragraph" style:parent-style-name="Text_20_body">
      <style:paragraph-properties fo:margin-top="0in" fo:margin-bottom="0in" loext:contextual-spacing="false" fo:line-height="150%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officeooo:paragraph-rsid="0028ba93"/>
    </style:style>
    <style:style style:name="P25" style:family="paragraph" style:parent-style-name="Header">
      <style:paragraph-properties fo:text-align="center" style:justify-single-word="false"/>
      <style:text-properties fo:color="#ff3333" fo:font-size="18pt" fo:font-weight="bold" style:font-name-asian="AR PL UMing CN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style:font-name-asian="AR PL UMing CN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2b07e3" style:font-name-asian="AR PL UMing CN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58a0f" officeooo:paragraph-rsid="00158a0f" style:font-name-asian="AR PL UMing CN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officeooo:rsid="00199941" officeooo:paragraph-rsid="00199941"/>
    </style:style>
    <style:style style:name="P30" style:family="paragraph" style:parent-style-name="Table_20_Contents">
      <style:paragraph-properties fo:text-align="center" style:justify-single-word="false"/>
      <style:text-properties officeooo:paragraph-rsid="00199941"/>
    </style:style>
    <style:style style:name="P31" style:family="paragraph" style:parent-style-name="Preformatted_20_Text">
      <style:paragraph-properties fo:line-height="150%"/>
      <style:text-properties style:font-name="Liberation Serif" fo:font-size="12pt" officeooo:rsid="001b9270" officeooo:paragraph-rsid="0028ba93" style:font-name-asian="Liberation Seri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34c95" style:font-size-asian="12pt" style:font-size-complex="12pt"/>
    </style:style>
    <style:style style:name="T3" style:family="text">
      <style:text-properties fo:font-size="12pt" officeooo:rsid="0029d292" style:font-size-asian="12pt" style:font-size-complex="12pt"/>
    </style:style>
    <style:style style:name="T4" style:family="text">
      <style:text-properties fo:font-size="12pt" officeooo:rsid="00338ad8" style:font-size-asian="12pt" style:font-size-complex="12pt"/>
    </style:style>
    <style:style style:name="T5" style:family="text">
      <style:text-properties fo:font-size="12pt" officeooo:rsid="00158a0f" style:font-size-complex="12pt"/>
    </style:style>
    <style:style style:name="T6" style:family="text">
      <style:text-properties fo:font-size="12pt" style:font-name-asian="AR PL UMing CN" style:font-size-asian="12pt" style:font-size-complex="12pt"/>
    </style:style>
    <style:style style:name="T7" style:family="text">
      <style:text-properties fo:font-size="12pt" officeooo:rsid="00134c95" style:font-name-asian="AR PL UMing CN" style:font-size-asian="12pt" style:font-size-complex="12pt"/>
    </style:style>
    <style:style style:name="T8" style:family="text">
      <style:text-properties fo:font-size="12pt" officeooo:rsid="00183737" style:font-name-asian="AR PL UMing CN" style:font-size-asian="12pt" style:font-size-complex="12pt"/>
    </style:style>
    <style:style style:name="T9" style:family="text">
      <style:text-properties fo:font-size="12pt" officeooo:rsid="00199941" style:font-name-asian="AR PL UMing CN" style:font-size-asian="12pt" style:font-size-complex="12pt"/>
    </style:style>
    <style:style style:name="T10" style:family="text">
      <style:text-properties fo:color="#000000" fo:font-size="12pt" style:font-size-complex="12pt"/>
    </style:style>
    <style:style style:name="T11" style:family="text">
      <style:text-properties fo:color="#000000" fo:font-size="12pt" officeooo:rsid="00158a0f" style:font-name-asian="AR PL UMing CN" style:font-size-asian="12pt" style:font-size-complex="12pt"/>
    </style:style>
    <style:style style:name="T12" style:family="text">
      <style:text-properties style:font-name="AR PL UMing CN"/>
    </style:style>
    <style:style style:name="T13" style:family="text">
      <style:text-properties style:font-name="AR PL UMing CN" fo:font-size="12pt" style:font-name-asian="AR PL UMing CN" style:font-size-asian="12pt" style:font-size-complex="12pt"/>
    </style:style>
    <style:style style:name="T14" style:family="text">
      <style:text-properties officeooo:rsid="00171235"/>
    </style:style>
    <style:style style:name="T15" style:family="text">
      <style:text-properties style:font-name="Ubuntu" fo:font-size="12pt" officeooo:rsid="00171235" style:font-name-asian="AR PL UMing CN" style:font-size-asian="12pt" style:font-size-complex="12pt"/>
    </style:style>
    <style:style style:name="T16" style:family="text">
      <style:text-properties officeooo:rsid="0017bfc2"/>
    </style:style>
    <style:style style:name="T17" style:family="text">
      <style:text-properties officeooo:rsid="00183737"/>
    </style:style>
    <style:style style:name="T18" style:family="text">
      <style:text-properties officeooo:rsid="00199941"/>
    </style:style>
    <style:style style:name="T19" style:family="text">
      <style:text-properties officeooo:rsid="00199941" loext:padding="0in" loext:border="none"/>
    </style:style>
    <style:style style:name="T20" style:family="text">
      <style:text-properties loext:padding="0in" loext:border="none"/>
    </style:style>
    <style:style style:name="T21" style:family="text">
      <style:text-properties officeooo:rsid="001b9270"/>
    </style:style>
    <style:style style:name="T22" style:family="text">
      <style:text-properties officeooo:rsid="001b9270" loext:padding="0in" loext:border="none"/>
    </style:style>
    <style:style style:name="T23" style:family="text">
      <style:text-properties style:font-name="Liberation Serif" loext:padding="0in" loext:border="none"/>
    </style:style>
    <style:style style:name="T24" style:family="text">
      <style:text-properties style:font-name="Liberation Serif" officeooo:rsid="001b9270" loext:padding="0in" loext:border="none"/>
    </style:style>
    <style:style style:name="T25" style:family="text">
      <style:text-properties style:font-name="Liberation Serif" officeooo:rsid="002b07e3" loext:padding="0in" loext:border="none"/>
    </style:style>
    <style:style style:name="T26" style:family="text">
      <style:text-properties fo:font-weight="bold" officeooo:rsid="00171235" style:font-name-asian="AR PL UMing CN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06eb7"/>
    </style:style>
    <style:style style:name="T29" style:family="text">
      <style:text-properties officeooo:rsid="002b07e3"/>
    </style:style>
    <style:style style:name="T30" style:family="text">
      <style:text-properties officeooo:rsid="002b07e3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在职证明</text:p>
      <text:p text:style-name="P4">尊敬的美国大使馆签证官：</text:p>
      <text:p text:style-name="P2"/>
      <text:p text:style-name="P2"><text:s text:c="11"/><text:span text:style-name="T1">兹证明屈盼盼女士自2017年7月成为我公司雇员，当前职位为前端开发工程师，月薪</text:span><text:span text:style-name="T2">10000元</text:span><text:span text:style-name="T4">。</text:span><text:span text:style-name="T2">她正在申请签证于2017年10月1日至2017年10月7日赴美国旅游。</text:span></text:p>
      <text:p text:style-name="P1"/>
      <text:p text:style-name="P14">她的具体信息如下：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6">姓名</text:p>
          </table:table-cell>
          <table:table-cell table:style-name="Table1.A1" office:value-type="string">
            <text:p text:style-name="P26">性别</text:p>
          </table:table-cell>
          <table:table-cell table:style-name="Table1.A1" office:value-type="string">
            <text:p text:style-name="P26">生日</text:p>
          </table:table-cell>
          <table:table-cell table:style-name="Table1.D1" office:value-type="string">
            <text:p text:style-name="P26">护照号</text:p>
          </table:table-cell>
        </table:table-row>
        <table:table-row>
          <table:table-cell table:style-name="Table1.A2" office:value-type="string">
            <text:p text:style-name="P26">屈盼盼</text:p>
          </table:table-cell>
          <table:table-cell table:style-name="Table1.A2" office:value-type="string">
            <text:p text:style-name="P26">女</text:p>
          </table:table-cell>
          <table:table-cell table:style-name="Table1.A2" office:value-type="string">
            <text:p text:style-name="P28">1990年11月18日</text:p>
          </table:table-cell>
          <table:table-cell table:style-name="Table1.D2" office:value-type="string">
            <text:p text:style-name="P27">E<text:span text:style-name="T29">54172228</text:span></text:p>
          </table:table-cell>
        </table:table-row>
      </table:table>
      <text:p text:style-name="P1"/>
      <text:p text:style-name="P3">在此次旅游期间的所有费用包括机票费、其它交通费、住宿费、医疗保险及其他个人相关费用，均由本人承担。</text:p>
      <text:p text:style-name="P3"/>
      <text:p text:style-name="P3">我们保证，她在国外旅游期间将会遵守当地的法律法规。同时我们保证她将会如期回国，并将在她旅游期间保留其工作岗位和薪水。</text:p>
      <text:p text:style-name="P3"/>
      <text:p text:style-name="P5"><text:span text:style-name="T5">单位名称：</text:span><text:span text:style-name="T10">杭州迪英加科技有限公司</text:span></text:p>
      <text:p text:style-name="P6"><text:span text:style-name="T11">单位地址：</text:span><text:span text:style-name="T13">杭州市余杭区五常街道文一西路998号海创园11幢</text:span></text:p>
      <text:p text:style-name="P6"><text:span text:style-name="T11">单位电话：</text:span><text:span text:style-name="T12">18591951333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7"><text:tab/><text:tab/><text:tab/><text:tab/><text:tab/><text:tab/><text:tab/><text:tab/><text:tab/>经办人姓名：杨 蕊</text:p>
      <text:p text:style-name="P8"><text:tab/><text:tab/><text:tab/><text:tab/><text:tab/><text:tab/><text:tab/><text:tab/><text:tab/>经半人职位<text:span text:style-name="T29">：运营总监</text:span></text:p>
      <text:p text:style-name="P7"><text:tab/><text:tab/><text:tab/><text:tab/><text:tab/><text:tab/><text:tab/><text:tab/><text:tab/>经办人签名：</text:p>
      <text:p text:style-name="P7"><text:tab/><text:tab/><text:tab/><text:tab/><text:tab/><text:tab/><text:tab/><text:tab/><text:tab/>公 司 盖 章:</text:p>
      <text:p text:style-name="P9"><text:tab/><text:tab/><text:tab/><text:tab/><text:tab/><text:tab/><text:tab/><text:tab/><text:tab/>日 <text:s text:c="5"/>期：2017年9月7日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T27">Certificate of employment</text:span></text:p>
      <text:p text:style-name="P11">Date: <text:span text:style-name="T21">September 7, 2017</text:span></text:p>
      <text:p text:style-name="P12"><text:span text:style-name="T26">To: Embassy of the United States </text:span></text:p>
      <text:p text:style-name="P13"><text:span text:style-name="T6"/></text:p>
      <text:p text:style-name="P13"><text:span text:style-name="T6"/></text:p>
      <text:p text:style-name="P13"><text:span text:style-name="T6">Dear Visa officer: </text:span></text:p>
      <text:p text:style-name="P17">This is to certify that the Ms. P<text:span text:style-name="T14">anpan Qu</text:span> is <text:span text:style-name="T16">web software engineer</text:span> in our company. She has been working here since <text:span text:style-name="T16">July 2017</text:span>.</text:p>
      <text:p text:style-name="P19">She is allowed to be off work between <text:span text:style-name="T17">October 1, 2017</text:span> and<text:span text:style-name="T7"> </text:span><text:span text:style-name="T8">October </text:span><text:span text:style-name="T9">7</text:span><text:span text:style-name="T8">, 2017</text:span> to have a trip to <text:span text:style-name="T17">United State</text:span>s .</text:p>
      <text:p text:style-name="P19"/>
      <text:p text:style-name="P18">Her information is listed as follows,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0">Name</text:p>
          </table:table-cell>
          <table:table-cell table:style-name="Table2.A1" office:value-type="string">
            <text:p text:style-name="P29">Sex</text:p>
          </table:table-cell>
          <table:table-cell table:style-name="Table2.A1" office:value-type="string">
            <text:p text:style-name="P29">Date of Birth</text:p>
          </table:table-cell>
          <table:table-cell table:style-name="Table2.D1" office:value-type="string">
            <text:p text:style-name="P29">Passport No.</text:p>
          </table:table-cell>
        </table:table-row>
        <table:table-row table:style-name="Table2.2">
          <table:table-cell table:style-name="Table2.A2" office:value-type="string">
            <text:p text:style-name="P29">Panpan Qu</text:p>
          </table:table-cell>
          <table:table-cell table:style-name="Table2.A2" office:value-type="string">
            <text:p text:style-name="P29">F</text:p>
          </table:table-cell>
          <table:table-cell table:style-name="Table2.A2" office:value-type="string">
            <text:p text:style-name="P29">November 18, 1990</text:p>
          </table:table-cell>
          <table:table-cell table:style-name="Table2.D2" office:value-type="string">
            <text:p text:style-name="P30">E<text:span text:style-name="T29">54172228</text:span></text:p>
          </table:table-cell>
        </table:table-row>
      </table:table>
      <text:p text:style-name="P19"/>
      <text:p text:style-name="Text_20_body">We guarantee that she will abide by the laws in your country and regulations and return to China on time. <text:line-break/><text:line-break/>All of the traveling expenses will be paid by herself. We agree and will keep her position after she comes back to China. </text:p>
      <text:p text:style-name="Text_20_body"><text:line-break/>Your sincerely</text:p>
      <text:p text:style-name="P22"><text:span text:style-name="T23">Name of the leader：Rui Yang </text:span></text:p>
      <text:p text:style-name="P31"><text:bookmark text:name="best-content-243891065"/><text:span text:style-name="T30">Title：Chief Operating Officer</text:span></text:p>
      <text:p text:style-name="P24"><text:span text:style-name="T24">Signature：</text:span></text:p>
      <text:p text:style-name="P23"/>
      <text:p text:style-name="P18">Company Name: Hangzhou Deepinformatics Co., Ltd</text:p>
      <text:p text:style-name="P21"><text:span text:style-name="T18">Add: <text:s/></text:span><text:span text:style-name="T19">sea park building 11, <text:s text:c="2"/>No. 998, </text:span><text:span text:style-name="T22">west enyi Road, Yuhang District, <text:s/>Hangzhou City, Zhejiang Prov, China.</text:span></text:p>
      <text:p text:style-name="P21"><text:span text:style-name="T22">Tel: </text:span><text:span text:style-name="T24">18591951333</text:span></text:p>
      <text:p text:style-name="P10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/>
    <style:font-face style:name="Times New Roman Bold" svg:font-family="'Times New Roman Bold', 12fa54705acfa1c7aa00ccc60010001, 'Times New Roman Bold'"/>
    <style:font-face style:name="宋" svg:font-family="宋"/>
    <style:font-face style:name="黑体" svg:font-family="黑体, 12fa54705acfa1c7aa00ccc60060002, 黑体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 PL UMing CN" svg:font-family="'AR PL UMing CN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3333" fo:font-size="18pt" fo:font-weight="bold" style:font-name-asian="AR PL UMing CN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杭州迪英加科技有限公司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0:40:05.863594773</meta:creation-date>
    <dc:date>2017-09-07T12:52:25.258202399</dc:date>
    <meta:editing-duration>PT1H26M9S</meta:editing-duration>
    <meta:editing-cycles>13</meta:editing-cycles>
    <meta:generator>LibreOffice/5.1.6.2$Linux_X86_64 LibreOffice_project/10m0$Build-2</meta:generator>
    <meta:print-date>2017-09-07T11:54:20.591260016</meta:print-date>
    <meta:document-statistic meta:table-count="2" meta:image-count="0" meta:object-count="0" meta:page-count="2" meta:paragraph-count="46" meta:word-count="482" meta:character-count="1346" meta:non-whitespace-character-count="1130"/>
  </office:meta>
</office:document-meta>
</file>